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_5f_1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3" style:family="graphic" style:parent-style-name="Standard_5f_1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4" style:family="graphic" style:parent-style-name="Standard_5f_1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5" style:family="graphic" style:parent-style-name="Standard_5f_1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_5f_1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_5f_1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line-height="100%"/>
    </style:style>
    <style:style style:name="P4" style:family="paragraph">
      <loext:graphic-properties draw:fill="gradient" draw:fill-gradient-name="Gradient_5f_0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2" draw:text-style-name="P3" draw:layer="layout" svg:width="4.5cm" svg:height="1.458cm" svg:x="1cm" svg:y="4.721cm">
          <draw:text-box>
            <text:p text:style-name="P2"><text:span text:style-name="T1">Arrivals</text:span></text:p>
            <text:p text:style-name="P2"><text:span text:style-name="T2">(Arrival rate </text:span><text:span text:style-name="T3">l</text:span><text:span text:style-name="T2">)</text:span></text:p>
          </draw:text-box>
        </draw:frame>
        <draw:g>
          <draw:polygon draw:style-name="gr3" draw:text-style-name="P4" draw:layer="layout" svg:width="5cm" svg:height="2.5cm" svg:x="6cm" svg:y="5cm" svg:viewBox="0 0 5001 2501" draw:points="0,2501 5001,2501 5001,0 0,0">
            <text:p/>
          </draw:polygon>
          <draw:polygon draw:style-name="gr4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4" draw:text-style-name="P1" draw:layer="layout" svg:x1="7cm" svg:y1="5cm" svg:x2="7cm" svg:y2="7.5cm">
          <text:p/>
        </draw:line>
        <draw:line draw:style-name="gr4" draw:text-style-name="P1" draw:layer="layout" svg:x1="8cm" svg:y1="5cm" svg:x2="8cm" svg:y2="7.5cm">
          <text:p/>
        </draw:line>
        <draw:line draw:style-name="gr4" draw:text-style-name="P1" draw:layer="layout" svg:x1="9cm" svg:y1="5cm" svg:x2="9cm" svg:y2="7.5cm">
          <text:p/>
        </draw:line>
        <draw:line draw:style-name="gr4" draw:text-style-name="P1" draw:layer="layout" svg:x1="10cm" svg:y1="5cm" svg:x2="10cm" svg:y2="7.5cm">
          <text:p/>
        </draw:line>
        <draw:frame draw:style-name="gr5" draw:text-style-name="P1" draw:layer="layout" svg:width="5cm" svg:height="1cm" svg:x="6cm" svg:y="4cm">
          <draw:text-box>
            <text:p text:style-name="P5"><text:span text:style-name="T1">Waiting room</text:span></text:p>
          </draw:text-box>
        </draw:frame>
        <draw:g draw:style-name="gr6">
          <draw:g>
            <draw:path draw:style-name="gr3" draw:text-style-name="P4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4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7" draw:text-style-name="P3" draw:layer="layout" svg:width="4.7cm" svg:height="4.7cm" svg:x="11cm" svg:y="4cm">
            <draw:text-box>
              <text:p text:style-name="P2"><text:span text:style-name="T1">Service by</text:span></text:p>
              <text:p text:style-name="P2"><text:span text:style-name="T1">c operators</text:span></text:p>
              <text:p text:style-name="P2"><text:span text:style-name="T2">(Service 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8" draw:text-style-name="P3" draw:layer="layout" svg:width="3.7cm" svg:height="2.843cm" svg:x="18.3cm" svg:y="4.929cm">
          <draw:text-box>
            <text:p text:style-name="P6"><text:span text:style-name="T1">Client has been served and leaves the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1T20:31:10.973000000</dc:date>
    <meta:creation-date>2021-06-20T17:02:52Z</meta:creation-date>
    <meta:generator>LibreOffice/7.5.0.3$Windows_X86_64 LibreOffice_project/c21113d003cd3efa8c53188764377a8272d9d6de</meta:generator>
    <meta:editing-duration>PT5M34S</meta:editing-duration>
    <meta:editing-cycles>6</meta:editing-cycles>
    <meta:document-statistic meta:object-count="17"/>
  </office:meta>
</office:document-meta>
</file>